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9021" officeooo:paragraph-rsid="001d902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f58b7" officeooo:paragraph-rsid="001f58b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2dbf0" officeooo:paragraph-rsid="0022dbf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4ad85" officeooo:paragraph-rsid="0024ad8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65041" officeooo:paragraph-rsid="0026504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9b261" officeooo:paragraph-rsid="0029b26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f213e" officeooo:paragraph-rsid="002f213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a4b66" officeooo:paragraph-rsid="003a4b66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b4d84" officeooo:paragraph-rsid="003b4d8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eecc7" officeooo:paragraph-rsid="003eecc7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442a0c" officeooo:paragraph-rsid="00442a0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451928" officeooo:paragraph-rsid="00451928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f58b7" officeooo:paragraph-rsid="001f58b7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210e46" officeooo:paragraph-rsid="00210e46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23de97" officeooo:paragraph-rsid="0023de97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4ad85" officeooo:paragraph-rsid="0024ad8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28551d" officeooo:paragraph-rsid="0028551d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2b9191" officeooo:paragraph-rsid="002b9191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2f213e" officeooo:paragraph-rsid="002f213e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31a593" officeooo:paragraph-rsid="0031a593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3a438f" officeooo:paragraph-rsid="003a438f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3b4d84" officeooo:paragraph-rsid="003b4d84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officeooo:rsid="003f5601" officeooo:paragraph-rsid="003f5601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officeooo:rsid="00442a0c" officeooo:paragraph-rsid="00442a0c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officeooo:rsid="003a4b66" officeooo:paragraph-rsid="003a4b66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officeooo:rsid="00451928" officeooo:paragraph-rsid="00451928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officeooo:rsid="0046fcb3" officeooo:paragraph-rsid="0046fcb3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officeooo:rsid="00265041" officeooo:paragraph-rsid="00265041" style:font-size-asian="12.25pt" style:font-size-complex="14pt"/>
    </style:style>
    <style:style style:name="T1" style:family="text">
      <style:text-properties officeooo:rsid="002534cf"/>
    </style:style>
    <style:style style:name="T2" style:family="text">
      <style:text-properties officeooo:rsid="0026c66f"/>
    </style:style>
    <style:style style:name="T3" style:family="text">
      <style:text-properties officeooo:rsid="002dedef"/>
    </style:style>
    <style:style style:name="T4" style:family="text">
      <style:text-properties officeooo:rsid="0030234c"/>
    </style:style>
    <style:style style:name="T5" style:family="text">
      <style:text-properties officeooo:rsid="0031cfac"/>
    </style:style>
    <style:style style:name="T6" style:family="text">
      <style:text-properties officeooo:rsid="0032c5a7"/>
    </style:style>
    <style:style style:name="T7" style:family="text">
      <style:text-properties officeooo:rsid="0034071d"/>
    </style:style>
    <style:style style:name="T8" style:family="text">
      <style:text-properties officeooo:rsid="00345bf5"/>
    </style:style>
    <style:style style:name="T9" style:family="text">
      <style:text-properties officeooo:rsid="00386d12"/>
    </style:style>
    <style:style style:name="T10" style:family="text">
      <style:text-properties officeooo:rsid="003d0a9b"/>
    </style:style>
    <style:style style:name="T11" style:family="text">
      <style:text-properties officeooo:rsid="0040755a"/>
    </style:style>
    <style:style style:name="T12" style:family="text">
      <style:text-properties officeooo:rsid="0040fa54"/>
    </style:style>
    <style:style style:name="T13" style:family="text">
      <style:text-properties officeooo:rsid="0042906a"/>
    </style:style>
    <style:style style:name="T14" style:family="text">
      <style:text-properties officeooo:rsid="004398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>Présentation du projet : <text:span text:style-name="T2">Kegima</text:span></text:p>
      <text:p text:style-name="P2"/>
      <text:p text:style-name="P13">Site de recensement de mangas et animes. Le but est pour chaque utilisateur de pouvoir faire sa propre liste de mangas/animes lus, vus, préférés…</text:p>
      <text:p text:style-name="P14">Les personnes concernées seront les fans de la culture japonaise.</text:p>
      <text:p text:style-name="P14">Le site sera destiné aux pays francophones.</text:p>
      <text:p text:style-name="P14">Le site sera responsive design.</text:p>
      <text:p text:style-name="P14"/>
      <text:p text:style-name="P3">Charte graphique :</text:p>
      <text:p text:style-name="P3"/>
      <text:p text:style-name="P15">Couleurs possible : </text:p>
      <text:p text:style-name="P15"><text:tab/>-rgb 150, 30, 30 </text:p>
      <text:p text:style-name="P15"><text:tab/>-rgb 240 220 45</text:p>
      <text:p text:style-name="P15"/>
      <text:p text:style-name="P4">Inspirations :</text:p>
      <text:p text:style-name="P4"/>
      <text:p text:style-name="P16">Différents sites de mangas <text:span text:style-name="T1">tels que Nautiljon</text:span></text:p>
      <text:p text:style-name="P16"/>
      <text:p text:style-name="P5">Logo :</text:p>
      <text:p text:style-name="P5"/>
      <text:p text:style-name="P17">Voir logo fait par Guillaume</text:p>
      <text:p text:style-name="P17"/>
      <text:p text:style-name="P6">Arborescence du site :</text:p>
      <text:p text:style-name="P6"/>
      <text:p text:style-name="P18">Voir organigramme <text:span text:style-name="T3">fait par Mathieu</text:span></text:p>
      <text:p text:style-name="P18"/>
      <text:p text:style-name="P7">Fonctionnalités :</text:p>
      <text:p text:style-name="P7"/>
      <text:p text:style-name="P19">Des filtres peuvent être appliqués lors de la recherche d’un<text:span text:style-name="T4">e œuvre</text:span></text:p>
      <text:p text:style-name="P20">Fiches descriptive :</text:p>
      <text:p text:style-name="P20"><text:tab/>-Nom français/japonais</text:p>
      <text:p text:style-name="P20"><text:tab/>-<text:span text:style-name="T5">Synonyme</text:span></text:p>
      <text:p text:style-name="P20"><text:tab/>-Image de l’oeuvre</text:p>
      <text:p text:style-name="P20"><text:tab/>-Auteur/Studio/<text:span text:style-name="T8">Personnels</text:span></text:p>
      <text:p text:style-name="P20"><text:tab/>-Note de l’oeuvre</text:p>
      <text:p text:style-name="P20"><text:tab/>-<text:span text:style-name="T6">Nombres de tomes/scans/épisodes</text:span></text:p>
      <text:p text:style-name="P20"><text:tab/>-<text:span text:style-name="T7">Première sortie</text:span></text:p>
      <text:p text:style-name="P20"><text:tab/>-<text:span text:style-name="T8">Sources(original, tiré d’une œuvre…) faire un lien si adaptation</text:span></text:p>
      <text:p text:style-name="P20"><text:tab/>-<text:span text:style-name="T9">Genre</text:span></text:p>
      <text:p text:style-name="P20"><text:tab/>-<text:span text:style-name="T9">Tags</text:span></text:p>
      <text:p text:style-name="P21">Espace utilisateur</text:p>
      <text:p text:style-name="P21"/>
      <text:p text:style-name="P8"><text:soft-page-break/>Ressources :</text:p>
      <text:p text:style-name="P25"/>
      <text:p text:style-name="P25">Images , liens externes</text:p>
      <text:p text:style-name="P25"/>
      <text:p text:style-name="P9">Contrainte :</text:p>
      <text:p text:style-name="P9"/>
      <text:p text:style-name="P22">Le site doit être disponible pour l’ensemble des navigateurs <text:span text:style-name="T10">et responsive design</text:span></text:p>
      <text:p text:style-name="P22"/>
      <text:p text:style-name="P10">Prestations :</text:p>
      <text:p text:style-name="P10"/>
      <text:p text:style-name="P23">-Design (Front-End)</text:p>
      <text:p text:style-name="P23">-<text:span text:style-name="T11">Intégration</text:span></text:p>
      <text:p text:style-name="P23">-<text:span text:style-name="T12">Développemenet du site et Back-End</text:span></text:p>
      <text:p text:style-name="P23">-<text:span text:style-name="T13">Création et préparation de la base de données</text:span></text:p>
      <text:p text:style-name="P23">-<text:span text:style-name="T14">Nom de domaine</text:span></text:p>
      <text:p text:style-name="P23"/>
      <text:p text:style-name="P11">Planning :</text:p>
      <text:p text:style-name="P11"/>
      <text:p text:style-name="P24">Fin du projet 30/04/2018</text:p>
      <text:p text:style-name="P24"/>
      <text:p text:style-name="P12">Propriétés :</text:p>
      <text:p text:style-name="P26"/>
      <text:p text:style-name="P27">Licence BY</text:p>
      <text:p text:style-name="P2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9:21:32.819491741</meta:creation-date>
    <dc:date>2017-12-05T09:34:25.901318343</dc:date>
    <meta:editing-duration>PT1H45M11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88" meta:character-count="1225" meta:non-whitespace-character-count="1067"/>
  </office:meta>
</office:document-meta>
</file>